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0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3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  <style:style style:name="ce14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5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5" office:value-type="currency" office:currency="JPY" office:value="40054">
            <text:p>￥40,054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月分集金</text:p>
          </table:table-cell>
          <table:table-cell table:style-name="ce5" office:value-type="currency" office:currency="JPY" office:value="10500">
            <text:p>￥10,500</text:p>
          </table:table-cell>
          <table:table-cell table:style-name="ce6" office:value-type="string">
            <text:p>備考:11月分支払済み✕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0月分予算(予定)</text:p>
          </table:table-cell>
          <table:table-cell table:style-name="ce6" table:formula="of:=[.B2]+[.B3]" office:value-type="currency" office:currency="JPY" office:value="50554">
            <text:p>￥50,554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4" office:value-type="currency" office:currency="JPY" office:value="10000">
            <text:p>￥10,00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date" office:date-value="2013-10-01">
            <text:p>10月1日</text:p>
          </table:table-cell>
          <table:table-cell table:style-name="ce2" office:value-type="string">
            <text:p>リプトン:478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478">
            <text:p>￥478</text:p>
          </table:table-cell>
          <table:table-cell table:style-name="ce12" table:formula="of:=[.B4]+[.D7]-[.E7]" office:value-type="currency" office:currency="JPY" office:value="50076">
            <text:p>￥50,076</text:p>
          </table:table-cell>
          <table:table-cell/>
          <table:table-cell table:style-name="ce15" office:value-type="currency" office:currency="JPY" office:value="5000">
            <text:p>￥5,000</text:p>
          </table:table-cell>
          <table:table-cell table:style-name="ce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date" office:date-value="2013-10-02">
            <text:p>10月2日</text:p>
          </table:table-cell>
          <table:table-cell table:style-name="ce2" office:value-type="string">
            <text:p>ひかり味噌:338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38">
            <text:p>￥338</text:p>
          </table:table-cell>
          <table:table-cell table:style-name="ce12" table:formula="of:=[.F7]-[.E8]+[.D8]" office:value-type="currency" office:currency="JPY" office:value="49738">
            <text:p>￥49,738</text:p>
          </table:table-cell>
          <table:table-cell/>
          <table:table-cell table:style-name="ce15" office:value-type="currency" office:currency="JPY" office:value="1000">
            <text:p>￥1,000</text:p>
          </table:table-cell>
          <table:table-cell table:style-name="ce6" office:value-type="float" office:value="27">
            <text:p>27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date" office:date-value="2013-10-09">
            <text:p>10月9日</text:p>
          </table:table-cell>
          <table:table-cell table:style-name="ce2" office:value-type="string">
            <text:p>紅茶オレ、カフェオレ、ココアオレ:598×3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794">
            <text:p>￥1,794</text:p>
          </table:table-cell>
          <table:table-cell table:style-name="ce12" table:formula="of:=[.F8]-[.E9]+[.D9]" office:value-type="currency" office:currency="JPY" office:value="47944">
            <text:p>￥47,944</text:p>
          </table:table-cell>
          <table:table-cell/>
          <table:table-cell table:style-name="ce15" office:value-type="currency" office:currency="JPY" office:value="500">
            <text:p>￥500</text:p>
          </table:table-cell>
          <table:table-cell table:style-name="ce6" office:value-type="float" office:value="8">
            <text:p>8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date" office:date-value="2013-10-09">
            <text:p>10月9日</text:p>
          </table:table-cell>
          <table:table-cell table:style-name="ce2" office:value-type="string">
            <text:p>ティッシュ×2、クリープ:498×2,462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458">
            <text:p>￥1,458</text:p>
          </table:table-cell>
          <table:table-cell table:style-name="ce12" table:formula="of:=[.F9]-[.E10]+[.D10]" office:value-type="currency" office:currency="JPY" office:value="46486">
            <text:p>￥46,486</text:p>
          </table:table-cell>
          <table:table-cell/>
          <table:table-cell table:style-name="ce15" office:value-type="currency" office:currency="JPY" office:value="100">
            <text:p>￥100</text:p>
          </table:table-cell>
          <table:table-cell table:style-name="ce6" office:value-type="float" office:value="7">
            <text:p>7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date" office:date-value="2013-10-21">
            <text:p>10月21日</text:p>
          </table:table-cell>
          <table:table-cell table:style-name="ce2" office:value-type="string">
            <text:p>ドリップコーヒー×2、おーいお茶、スポンジ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876">
            <text:p>￥1,876</text:p>
          </table:table-cell>
          <table:table-cell table:style-name="ce12" table:formula="of:=[.F10]-[.E11]+[.D11]" office:value-type="currency" office:currency="JPY" office:value="44610">
            <text:p>￥44,610</text:p>
          </table:table-cell>
          <table:table-cell/>
          <table:table-cell table:style-name="ce15" office:value-type="currency" office:currency="JPY" office:value="50">
            <text:p>￥5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date" office:date-value="2013-10-31">
            <text:p>10月31日</text:p>
          </table:table-cell>
          <table:table-cell table:style-name="ce2" office:value-type="string">
            <text:p>レシートなし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857">
            <text:p>￥2,857</text:p>
          </table:table-cell>
          <table:table-cell table:style-name="ce12" table:formula="of:=[.F11]-[.E12]+[.D12]" office:value-type="currency" office:currency="JPY" office:value="41753">
            <text:p>￥41,753</text:p>
          </table:table-cell>
          <table:table-cell/>
          <table:table-cell table:style-name="ce15" office:value-type="currency" office:currency="JPY" office:value="10">
            <text:p>￥10</text:p>
          </table:table-cell>
          <table:table-cell table:style-name="ce6" office:value-type="float" office:value="4">
            <text:p>4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5">
            <text:p>￥5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1">
            <text:p>￥1</text:p>
          </table:table-cell>
          <table:table-cell table:style-name="ce6" office:value-type="float" office:value="8">
            <text:p>8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6" office:value-type="string">
            <text:p>合計金額</text:p>
          </table:table-cell>
          <table:table-cell table:style-name="ce6" table:formula="of:=[.H6]*[.I6]+[.H7]*[.I7]+[.H8]*[.I8]+[.H9]*[.I9]+[.H10]*[.I10]+[.H11]*[.I11]+[.H12]*[.I12]+[.H13]*[.I13]+[.H14]*[.I14]" office:value-type="currency" office:currency="JPY" office:value="41753">
            <text:p>￥41,753</text:p>
          </table:table-cell>
        </table:table-row>
        <table:table-row table:style-name="ro2" table:number-rows-repeated="10">
          <table:table-cell table:style-name="ce4" table:number-columns-repeated="3"/>
          <table:table-cell table:style-name="ce10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4" table:number-columns-repeated="2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10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00/00/00</text:date>, <text:time style:data-style-name="N2" text:time-value="0000-00-00T15:55:5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11-05T16:01:49</dc:date>
    <dc:creator>suganuma </dc:creator>
    <meta:editing-duration>PT5H26M52S</meta:editing-duration>
    <meta:editing-cycles>85</meta:editing-cycles>
    <meta:generator>LibreOffice/4.0.2.2$Linux_X86_64 LibreOffice_project/400m0$Build-2</meta:generator>
    <meta:document-statistic meta:table-count="3" meta:cell-count="71" meta:object-count="0"/>
  </office:meta>
</office:document-meta>
</file>